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00" style:use-window-font-color="true" fo:font-style="italic"/>
    </style:style>
    <style:style style:name="T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Questions on OOPs Concept</text:span></text:p>
      <text:p text:style-name="P1"><text:span text:style-name="T2"/></text:p>
      <text:p text:style-name="P1"><text:span text:style-name="T3">1)Implement the Composite design pattern in C++. Create a scenario where a composite object can be treated uniformly with its individual components. </text:span></text:p>
      <text:p text:style-name="P1"><text:span text:style-name="T4"/></text:p>
      <text:p text:style-name="P1"><text:span text:style-name="T5">2)Implement the Memento design pattern in C++. Create a scenario where an object's internal state can be captured and restored. </text:span></text:p>
      <text:p text:style-name="P1"><text:span text:style-name="T6"/></text:p>
      <text:p text:style-name="P1"><text:span text:style-name="T7">3)Implement the Bridge design pattern in C++. Create a scenario where abstraction and implementation can vary independently. </text:span></text:p>
      <text:p text:style-name="P1"><text:span text:style-name="T8"/></text:p>
      <text:p text:style-name="P1"><text:span text:style-name="T9">4)Implement the Decorator design pattern in C++. Create a scenario where behavior can be added to individual objects dynamically.<text:s/></text:span><text:span text:style-name="T10"/></text:p>
      <text:p text:style-name="P1"><text:span text:style-name="T11"/></text:p>
      <text:p text:style-name="P1"><text:span text:style-name="T12">5)Implement the Command design pattern in C++. Create a scenario where requests can be encapsulated as objects, passed as parameters, and queued.<text:s/></text:span><text:span text:style-name="T13"/></text:p>
      <text:p text:style-name="P1"><text:span text:style-name="T14"/></text:p>
      <text:p text:style-name="P1"><text:span text:style-name="T15">6)Implement the Prototype design pattern in C++. Create a scenario where object creation is done by copying an existing object.<text:s/></text:span><text:span text:style-name="T16"/></text:p>
      <text:p text:style-name="P1"><text:span text:style-name="T17"/></text:p>
      <text:p text:style-name="P1"><text:span text:style-name="T18">7)Implement the State design pattern in C++. Create a scenario where an object can alter its behaviour when its internal state changes. </text:span></text:p>
      <text:p text:style-name="P1"><text:span text:style-name="T19"/></text:p>
      <text:p text:style-name="P1"><text:span text:style-name="T20">8)Implement the Visitor design pattern in C++. Create a scenario where a set of operations can be performed on elements of an object structure. </text:span></text:p>
      <text:p text:style-name="P1"><text:span text:style-name="T21"/></text:p>
      <text:p text:style-name="P1"><text:span text:style-name="T22">9)Implement the Proxy design pattern in C++. Create a scenario where a surrogate or placeholder controls access to another object. </text:span></text:p>
      <text:p text:style-name="P1"><text:span text:style-name="T23"/></text:p>
      <text:p text:style-name="P1"><text:span text:style-name="T24">10)Implement the Interpreter design pattern in C++. Create a scenario where a language interpreter is designed. </text:span></text:p>
      <text:p text:style-name="P1"><text:span text:style-name="T25"/></text:p>
      <text:p text:style-name="P1"><text:span text:style-name="T26">11)Implement the Chain of Responsibility design pattern in C++. Create a scenario where multiple objects can handle a request without explicitly specifying the receiver.<text:s/></text:span><text:span text:style-name="T27"/></text:p>
      <text:p text:style-name="P1"><text:span text:style-name="T28"/></text:p>
      <text:p text:style-name="P1"><text:span text:style-name="T29">12)Implement the Flyweight design pattern in C++. Create a scenario where a large number of similar objects are required. </text:span></text:p>
      <text:p text:style-name="P1"><text:span text:style-name="T30"/></text:p>
      <text:p text:style-name="P1"><text:span text:style-name="T31">13)Implement the Strategy design pattern in C++. Create a scenario where a family of algorithms can be defined and made interchangeable. </text:span></text:p>
      <text:p text:style-name="P1"><text:span text:style-name="T32"/></text:p>
      <text:p text:style-name="P1"><text:span text:style-name="T33">14)Implement the Adapter design pattern in C++. Create a scenario where the interface of an existing class is modified to fit a new client.<text:s/></text:span><text:span text:style-name="T34"/></text:p>
      <text:p text:style-name="P1"><text:span text:style-name="T35"/></text:p>
      <text:p text:style-name="P1"><text:span text:style-name="T36">15)Design a C++ system following the CQRS principle, where command and query responsibilities are separated. </text:span></text:p>
      <text:p text:style-name="P1"><text:span text:style-name="T37"/></text:p>
      <text:p text:style-name="P1"><text:span text:style-name="T38">16)Implement an event sourcing mechanism in C++ where changes to the state of an object are captured as a sequence of events. </text:span></text:p>
      <text:p text:style-name="P1"><text:span text:style-name="T39"/></text:p>
      <text:p text:style-name="P1"><text:span text:style-name="T40">17)Implement an aspect in C++ using AOP principles to separate concerns such as logging or error handling. </text:span></text:p>
      <text:p text:style-name="P1"><text:span text:style-name="T40">18)Apply DDD principles to design a C++ system with a focus on the core domain and business logic. </text:span></text:p>
      <text:p text:style-name="P1"><text:span text:style-name="T41"/></text:p>
      <text:p text:style-name="P1"><text:span text:style-name="T42">19)Utilize C++ RTTI to create a reflection mechanism for examining and manipulating object types at runtime. </text:span></text:p>
      <text:p text:style-name="P1"><text:span text:style-name="T43"/></text:p>
      <text:p text:style-name="P1"><text:span text:style-name="T44">20)Create a meta-program in C++ using templates that performs a non-trivial compile-time computation. </text:span></text:p>
      <text:p text:style-name="P1"><text:span text:style-name="T45"/></text:p>
      <text:p text:style-name="P1"><text:span text:style-name="T46">21)Implement a type-erased container using variadic templates to store and retrieve objects of different types. </text:span></text:p>
      <text:p text:style-name="P1"><text:span text:style-name="T47"/></text:p>
      <text:p text:style-name="P1"><text:span text:style-name="T48">22)Design a simple transactional memory system in C++ using classes and methods that allow for atomic transactions. </text:span></text:p>
      <text:p text:style-name="P1"><text:span text:style-name="T49"/></text:p>
      <text:p text:style-name="P1"><text:span text:style-name="T50">23)Implement a set of classes in C++ that enforce immutability, where objects cannot be modified after creation. </text:span></text:p>
      <text:p text:style-name="P1"><text:span text:style-name="T51"/></text:p>
      <text:p text:style-name="P1"><text:span text:style-name="T52">24)Implement a thread-safe Singleton pattern using double-checked locking in C++. Discuss the pros and cons of this approach. </text:span></text:p>
      <text:p text:style-name="P1"><text:span text:style-name="T53"/></text:p>
      <text:p text:style-name="P1"><text:span text:style-name="T54">25)Utilize C++20 Concepts to create a template that enforces specific constraints on its template parameters. </text:span></text:p>
      <text:p text:style-name="P1"><text:span text:style-name="T55"/></text:p>
      <text:p text:style-name="P1"><text:span text:style-name="T56">26)Create a scenario where C++ coroutines are beneficial, and implement a coroutine to handle asynchronous operations. </text:span></text:p>
      <text:p text:style-name="P1"><text:span text:style-name="T57"/></text:p>
      <text:p text:style-name="P1"><text:span text:style-name="T58">27)Design a transactional file system in C++ where file operations are atomic and can be committed or rolled back. </text:span></text:p>
      <text:p text:style-name="P1"><text:span text:style-name="T59"/></text:p>
      <text:p text:style-name="P1"><text:span text:style-name="T60">28)Design a simplified version of a smart contract system in C++, emphasizing encapsulation, inheritance, and polymorphism. </text:span></text:p>
      <text:p text:style-name="P1"><text:span text:style-name="T61"/></text:p>
      <text:p text:style-name="P1"><text:span text:style-name="T62">29)Implement expression templates in C++ to optimize mathematical operations, such as vector or matrix operations. </text:span></text:p>
      <text:p text:style-name="P1"><text:span text:style-name="T63"/></text:p>
      <text:p text:style-name="P1"><text:span text:style-name="T64">30)Implement a serialization mechanism using C++ reflection capabilities, allowing objects to be serialized without explicit encoding. </text:span></text:p>
      <text:p text:style-name="P1"><text:span text:style-name="T65"/></text:p>
      <text:p text:style-name="P1"><text:span text:style-name="T66">31)Extend the Observer pattern to make it thread-safe. Ensure that observers can subscribe and receive notifications concurrently. </text:span></text:p>
      <text:p text:style-name="P1"><text:span text:style-name="T67"/></text:p>
      <text:p text:style-name="P1"><text:span text:style-name="T68">32)Implement a lock-free data structure in C++ such as a queue or a stack using atomic operations. </text:span></text:p>
      <text:p text:style-name="P1"><text:span text:style-name="T69"/></text:p>
      <text:p text:style-name="P1"><text:span text:style-name="T70">33)Implement a complex concurrency pattern in C++, such as the Thread Pool pattern or the Worker-Task pattern. </text:span></text:p>
      <text:p text:style-name="P1"><text:span text:style-name="T71"/></text:p>
      <text:p text:style-name="P1"><text:span text:style-name="T72">34)Design and implement a memory pool allocator in C++ to manage memory efficiently for a specific use case. </text:span></text:p>
      <text:p text:style-name="P1"><text:span text:style-name="T73"/></text:p>
      <text:p text:style-name="P1"><text:span text:style-name="T74">35)Explore C++17's std::regex and implement a compile-time regular expression parsing and matching mechanism. </text:span></text:p>
      <text:p text:style-name="P1"><text:span text:style-name="T74">36)Implement an aspect-oriented logging framework in C++ that allows for the injection of logging behaviour without modifying the core business logic. </text:span></text:p>
      <text:p text:style-name="P1"><text:span text:style-name="T75"/></text:p>
      <text:p text:style-name="P1"><text:span text:style-name="T76">37)Design and implement a thread-safe data structure using hazard pointers to manage memory reclamation. </text:span></text:p>
      <text:p text:style-name="P1"><text:span text:style-name="T77"/></text:p>
      <text:p text:style-name="P1"><text:span text:style-name="T78">38)Develop a serialization library using C++ reflection, allowing users to serialize and deserialize objects without manual encoding. </text:span></text:p>
      <text:p text:style-name="P1"><text:span text:style-name="T79"/></text:p>
      <text:p text:style-name="P1"><text:span text:style-name="T80">39)Implement a simple garbage collection mechanism in C++ to automatically reclaim memory that is no longer in use. </text:span></text:p>
      <text:p text:style-name="P1"><text:span text:style-name="T81"/></text:p>
      <text:p text:style-name="P1"><text:span text:style-name="T82">40)Design and implement a networking library in C++ that abstracts the complexities of socket programming, providing a high-level interface. </text:span></text:p>
      <text:p text:style-name="P1"><text:span text:style-name="T83"/></text:p>
      <text:p text:style-name="P1"><text:span text:style-name="T84">41)Enhance the previous transactional memory system to be lock-free, ensuring that transactions can be executed concurrently without locks. </text:span></text:p>
      <text:p text:style-name="P1"><text:span text:style-name="T85"/></text:p>
      <text:p text:style-name="P1"><text:span text:style-name="T86">42)Utilize template specialization to create a meta-program in C++ that performs advanced compile-time computations, such as generating Fibonacci sequences. </text:span></text:p>
      <text:p text:style-name="P1"><text:span text:style-name="T87"/></text:p>
      <text:p text:style-name="P1"><text:span text:style-name="T88">43)Implement a parallel algorithm using CUDA in C++ to leverage GPU acceleration for specific computations. </text:span></text:p>
      <text:p text:style-name="P1"><text:span text:style-name="T89"/></text:p>
      <text:p text:style-name="P1"><text:span text:style-name="T90">44)Develop a generic programming scenario in C++ using Concepts to define constraints on template parameters in a flexible and expressive manner. </text:span></text:p>
      <text:p text:style-name="P1"><text:span text:style-name="T91"/></text:p>
      <text:p text:style-name="P1"><text:span text:style-name="T92">45)Design and implement a distributed computing system in C++ using parallel algorithms and message passing for inter-process communication. </text:span></text:p>
      <text:p text:style-name="P1"><text:span text:style-name="T93"/></text:p>
      <text:p text:style-name="P1"><text:span text:style-name="T94">46)Extend the transactional file system to include database-like features, such as indexing and querying, while maintaining transactional consistency. </text:span></text:p>
      <text:p text:style-name="P1"><text:span text:style-name="T95"/></text:p>
      <text:p text:style-name="P1"><text:span text:style-name="T96">47)Implement a finite state machine using C++ coroutines to represent state transitions and asynchronous operations. </text:span></text:p>
      <text:p text:style-name="P1"><text:span text:style-name="T97"/></text:p>
      <text:p text:style-name="P1"><text:span text:style-name="T98">48)Create a GUI framework in C++ that utilizes reflection for dynamic UI construction, allowing developers to define UI elements through code. </text:span></text:p>
      <text:p text:style-name="P1"><text:span text:style-name="T99"/></text:p>
      <text:p text:style-name="P1"><text:span text:style-name="T100">49)Implement a lock-free producer-consumer queue in C++ that allows multiple producers and consumers to interact without contention. </text:span></text:p>
      <text:p text:style-name="P1"><text:span text:style-name="T101"/></text:p>
      <text:p text:style-name="P1"><text:span text:style-name="T102">50)Design and implement a parallel sorting algorithm in C++ that efficiently sorts a large dataset using multiple threads or processes. </text:span></text:p>
      <text:p text:style-name="P1"><text:span text:style-name="T103"/></text:p>
      <text:p text:style-name="P1"><text:span text:style-name="T104">51)Develop a distributed cache system in C++ that allows for efficient data storage and retrieval across multiple nodes, ensuring consistency and fault tolerance. </text:span></text:p>
      <text:p text:style-name="P1"><text:span text:style-name="T105"/></text:p>
      <text:p text:style-name="P1"><text:span text:style-name="T106">52)Create a quantum computing simulator in C++ to simulate quantum gates, qubits, and quantum algorithms, emphasizing OOP principles. </text:span></text:p>
      <text:p text:style-name="P1"><text:span text:style-name="T107"/></text:p>
      <text:p text:style-name="P1"><text:span text:style-name="T108">53)Extend the reflection-based serialization library to support schema evolution, allowing for changes in object structures without breaking compatibility. </text:span></text:p>
      <text:p text:style-name="P1"><text:span text:style-name="T109"/></text:p>
      <text:p text:style-name="P1"><text:span text:style-name="T110">54)Combine C++ Concepts and lambdas in a meta-program that defines and applies constraints on generic code. </text:span></text:p>
      <text:p text:style-name="P1"><text:span text:style-name="T111"/></text:p>
      <text:p text:style-name="P1"><text:span text:style-name="T112">55)Develop a DSL in C++ that allows users to express complex operations in a domain-specific language, providing syntactic sugar for specific tasks. </text:span></text:p>
      <text:p text:style-name="P1"><text:span text:style-name="T113"/></text:p>
      <text:p text:style-name="P1"><text:span text:style-name="T114">56)Implement a quantum computing algorithm, such as Shor's algorithm for factorization, using C++ and OOP principles. </text:span></text:p>
      <text:p text:style-name="P1"><text:span text:style-name="T115"/></text:p>
      <text:p text:style-name="P1"><text:span text:style-name="T116">57)Design a C++ class for high-performance matrix operations, leveraging SIMD instructions and parallel processing for maximum efficiency. </text:span></text:p>
      <text:p text:style-name="P1"><text:span text:style-name="T117"/></text:p>
      <text:p text:style-name="P1"><text:span text:style-name="T118">58)Build a distributed transaction system in C++ that ensures ACID properties across multiple nodes, considering challenges such as distributed consensus. </text:span></text:p>
      <text:p text:style-name="P1"><text:span text:style-name="T119"/></text:p>
      <text:p text:style-name="P1"><text:span text:style-name="T120">59)Utilize C++ reflection for implementing a dependency injection framework, allowing for the dynamic injection of dependencies at runtime. </text:span></text:p>
      <text:p text:style-name="P1"><text:span text:style-name="T121"/></text:p>
      <text:p text:style-name="P1"><text:span text:style-name="T122">60)Create a simplified blockchain implementation in C++, incorporating concepts such as blocks, hashing, and consensus algorithms for a decentralized ledger. </text:span></text:p>
      <text:p text:style-name="P1"><text:span text:style-name="T123"/></text:p>
      <text:p text:style-name="P1"><text:span text:style-name="T124">61)Bank Account Management:</text:span></text:p>
      <text:p text:style-name="P1"><text:span text:style-name="T124"><text:s text:c="3"/>Create a BankAccount class with methods to deposit, withdraw, and check the balance. Implement a SavingsAccount class that inherits from BankAccount and includes an interest rate.</text:span></text:p>
      <text:p text:style-name="P1"><text:span text:style-name="T125"/></text:p>
      <text:p text:style-name="P1"><text:span text:style-name="T126">62)Online Shopping System:</text:span></text:p>
      <text:p text:style-name="P1"><text:span text:style-name="T126"><text:s text:c="3"/>Design a system with classes such as Customer, Product, and ShoppingCart. Implement functionalities like adding/removing items from the cart, calculating the total, and checking out.</text:span></text:p>
      <text:p text:style-name="P1"><text:span text:style-name="T127"/></text:p>
      <text:p text:style-name="P1"><text:span text:style-name="T128">63)Employee Management System:</text:span></text:p>
      <text:p text:style-name="P1"><text:span text:style-name="T128"><text:s text:c="3"/>Create classes for Employee, Manager, and Department. Implement methods for calculating salaries, managing employees within a department, and handling promotions.</text:span></text:p>
      <text:p text:style-name="P1"><text:span text:style-name="T129"/></text:p>
      <text:p text:style-name="P1"><text:span text:style-name="T130">64)Social Media Network:</text:span></text:p>
      <text:p text:style-name="P1"><text:span text:style-name="T130"><text:s text:c="3"/>Design classes for a social media network, including User, Post, and Friendship. Implement features such as posting messages, adding friends, and displaying timelines.</text:span></text:p>
      <text:p text:style-name="P1"><text:span text:style-name="T131"/></text:p>
      <text:p text:style-name="P1"><text:span text:style-name="T132">65)Shape Hierarchy:</text:span></text:p>
      <text:p text:style-name="P1"><text:span text:style-name="T132"><text:s text:c="3"/>Build a hierarchy of shapes (e.g., Circle, Rectangle, Triangle). Implement a Drawing class that can manage a collection of shapes and display them.</text:span></text:p>
      <text:p text:style-name="P1"><text:span text:style-name="T133"/></text:p>
      <text:p text:style-name="P1"><text:span text:style-name="T134">66)Library Catalog System:</text:span></text:p>
      <text:p text:style-name="P1"><text:span text:style-name="T134"><text:s text:c="3"/>Create classes for Library, Book, and Author. Implement features like checking out books, searching for books by author, and managing overdue fines.</text:span></text:p>
      <text:p text:style-name="P1"><text:span text:style-name="T135"/></text:p>
      <text:p text:style-name="P1"><text:span text:style-name="T136">67)Flight Reservation System:</text:span></text:p>
      <text:p text:style-name="P1"><text:span text:style-name="T136"><text:s text:c="4"/>Design a system with classes like Flight, Passenger, and Reservation. Implement features such as booking a seat, canceling a reservation, and checking flight availability.</text:span></text:p>
      <text:p text:style-name="P1"><text:span text:style-name="T137"/></text:p>
      <text:p text:style-name="P1"><text:span text:style-name="T138">68)Chess Game:</text:span></text:p>
      <text:p text:style-name="P1"><text:span text:style-name="T138"><text:s text:c="3"/>Create classes for a basic chess game, including Board, Piece, Player, and Game. Implement the rules of chess and allow for moves, captures, and checking for checkmate.</text:span></text:p>
      <text:p text:style-name="P1"><text:span text:style-name="T139"/></text:p>
      <text:p text:style-name="P1"><text:span text:style-name="T140">69)Event Management System:</text:span></text:p>
      <text:p text:style-name="P1"><text:span text:style-name="T140"><text:s text:c="3"/>Design a system for managing events, with classes like Event, Attendee, and Organizer. Implement functionalities like registering for an event, managing attendees, and sending notifications.</text:span></text:p>
      <text:p text:style-name="P1"><text:span text:style-name="T141"/></text:p>
      <text:p text:style-name="P1"><text:span text:style-name="T142">70)Parking Lot Simulation:</text:span></text:p>
      <text:p text:style-name="P1"><text:span text:style-name="T142"><text:s text:c="3"/>Create classes for a parking lot, including ParkingLot, Vehicle, and Ticket. Implement features like parking and retrieving vehicles, calculating parking fees, and handling different vehicle types.</text:span></text:p>
      <text:p text:style-name="P1"><text:span text:style-name="T143"/></text:p>
      <text:p text:style-name="P1"><text:span text:style-name="T144">71)Online Quiz Application:</text:span></text:p>
      <text:p text:style-name="P1"><text:span text:style-name="T144">Create classes for Quiz, Question, and Student. Implement a system that allows students to take quizzes, provides random questions, and grades the quizzes.</text:span></text:p>
      <text:p text:style-name="P1"><text:span text:style-name="T145"/></text:p>
      <text:p text:style-name="P1"><text:span text:style-name="T146">72)Hospital Management System:</text:span></text:p>
      <text:p text:style-name="P1"><text:span text:style-name="T146">Design a system with classes such as Hospital, Doctor, Patient, and Appointment. Implement functionalities like scheduling appointments, managing patient records, and assigning doctors to patients.</text:span></text:p>
      <text:p text:style-name="P1"><text:span text:style-name="T147"/></text:p>
      <text:p text:style-name="P1"><text:span text:style-name="T148">73)Video Game Inventory System:</text:span></text:p>
      <text:p text:style-name="P1"><text:span text:style-name="T148">Create classes for Game, Player, and Inventory. Implement features like adding/removing games from the inventory, tracking player progress, and handling game statistics.</text:span></text:p>
      <text:p text:style-name="P1"><text:span text:style-name="T149"/></text:p>
      <text:p text:style-name="P1"><text:span text:style-name="T150">74)Movie Ticket Booking System:</text:span></text:p>
      <text:p text:style-name="P1"><text:span text:style-name="T150">Design classes for Cinema, Movie, Ticket, and Customer. Implement features for booking movie tickets, viewing showtimes, and managing customer bookings.</text:span></text:p>
      <text:p text:style-name="P1"><text:span text:style-name="T151"/></text:p>
      <text:p text:style-name="P1"><text:span text:style-name="T152">75)Weather Station Data Analysis:</text:span></text:p>
      <text:p text:style-name="P1"><text:span text:style-name="T152">Create classes for WeatherStation, Sensor, and WeatherData. Implement a system that collects weather data from various sensors, analyzes trends, and provides weather forecasts.</text:span></text:p>
      <text:p text:style-name="P1"><text:span text:style-name="T153"/></text:p>
      <text:p text:style-name="P1"><text:span text:style-name="T154">76)Stock Portfolio Management:</text:span></text:p>
      <text:p text:style-name="P1"><text:span text:style-name="T154">Design a system with classes like Portfolio, Stock, and Transaction. Implement functionalities for buying/selling stocks, calculating portfolio value, and tracking transaction history.</text:span></text:p>
      <text:p text:style-name="P1"><text:span text:style-name="T155"/></text:p>
      <text:p text:style-name="P1"><text:span text:style-name="T156">77)Recipe Book System:</text:span></text:p>
      <text:p text:style-name="P1"><text:span text:style-name="T156">Create classes for Recipe, Ingredient, and Cookbook. Implement features for adding recipes, searching for recipes based on ingredients, and categorizing recipes.</text:span></text:p>
      <text:p text:style-name="P1"><text:span text:style-name="T157"/></text:p>
      <text:p text:style-name="P1"><text:span text:style-name="T158">78)E-commerce Platform:</text:span></text:p>
      <text:p text:style-name="P1"><text:span text:style-name="T158">Design classes for Product, ShoppingCart, and Order. Implement features for adding products to a shopping cart, processing orders, and managing customer accounts.</text:span></text:p>
      <text:p text:style-name="P1"><text:span text:style-name="T159"/></text:p>
      <text:p text:style-name="P1"><text:span text:style-name="T160">79)Hotel Reservation System:</text:span></text:p>
      <text:p text:style-name="P1"><text:span text:style-name="T160">Create classes for Hotel, Room, Guest, and Reservation. Implement functionalities for booking rooms, checking availability, and managing guest information.</text:span></text:p>
      <text:p text:style-name="P1"><text:span text:style-name="T161"/></text:p>
      <text:p text:style-name="P1"><text:span text:style-name="T162">80)Music Streaming Service:</text:span></text:p>
      <text:p text:style-name="P1"><text:span text:style-name="T162">Design a system with classes like User, Song, and Playlist. Implement features for creating playlists, recommending songs, and tracking user preferences.</text:span></text:p>
      <text:p text:style-name="P1"><text:span text:style-name="T163"/></text:p>
      <text:p text:style-name="P1"><text:span text:style-name="T164">81)Hotel Booking System:</text:span></text:p>
      <text:p text:style-name="P1"><text:span text:style-name="T164">Create classes for Hotel, Room, Guest, and Booking. Implement features for booking rooms, checking in/out guests, and managing room availability.</text:span></text:p>
      <text:p text:style-name="P1"><text:span text:style-name="T165"/></text:p>
      <text:p text:style-name="P1"><text:span text:style-name="T166">82)Social Network Analytics:</text:span></text:p>
      <text:p text:style-name="P1"><text:span text:style-name="T166">Design classes for User, Post, and Network. Implement features for analyzing social network data, such as finding influential users, popular posts, and connection patterns.</text:span></text:p>
      <text:p text:style-name="P1"><text:span text:style-name="T167"/></text:p>
      <text:p text:style-name="P1"><text:span text:style-name="T168">83)Music Instrument Store:</text:span></text:p>
      <text:p text:style-name="P1"><text:span text:style-name="T168">Create classes for Instrument, Musician, and Inventory. Implement features for managing an inventory of musical instruments, associating instruments with musicians, and tracking sales.</text:span></text:p>
      <text:p text:style-name="P1"><text:span text:style-name="T169"/></text:p>
      <text:p text:style-name="P1"><text:span text:style-name="T170">84)Fitness Tracker Application:</text:span></text:p>
      <text:p text:style-name="P1"><text:span text:style-name="T170">Design classes for User, Activity, and Tracker. Implement features for tracking different types of fitness activities, setting goals, and generating activity reports.</text:span></text:p>
      <text:p text:style-name="P1"><text:span text:style-name="T171"/></text:p>
      <text:p text:style-name="P1"><text:span text:style-name="T172">85)Flight Simulation System:</text:span></text:p>
      <text:p text:style-name="P1"><text:span text:style-name="T172">Create classes for Aircraft, Airport, and Flight. Implement features for simulating aircraft movements, managing airport resources, and scheduling flights.</text:span></text:p>
      <text:p text:style-name="P1"><text:span text:style-name="T173"/></text:p>
      <text:p text:style-name="P1"><text:span text:style-name="T174">86)Task Management System:</text:span></text:p>
      <text:p text:style-name="P1"><text:span text:style-name="T174">Design classes for Task, Project, and TeamMember. Implement features for assigning tasks, tracking project progress, and managing team member workloads.</text:span></text:p>
      <text:p text:style-name="P1"><text:span text:style-name="T175"/></text:p>
      <text:p text:style-name="P1"><text:span text:style-name="T176">87)Recipe Recommendation System:</text:span></text:p>
      <text:p text:style-name="P1"><text:span text:style-name="T176">Create classes for Recipe, Ingredient, and User. Implement features for recommending recipes based on user preferences, dietary restrictions, and ingredient availability.</text:span></text:p>
      <text:p text:style-name="P1"><text:span text:style-name="T177"/></text:p>
      <text:p text:style-name="P1"><text:span text:style-name="T178">88)Car Rental System:</text:span></text:p>
      <text:p text:style-name="P1"><text:span text:style-name="T178">Design classes for Car, RentalAgency, and Customer. Implement features for renting and returning cars, tracking rental history, and managing customer accounts.</text:span></text:p>
      <text:p text:style-name="P1"><text:span text:style-name="T179"/></text:p>
      <text:p text:style-name="P1"><text:span text:style-name="T180">89)Weather Forecasting System:</text:span></text:p>
      <text:p text:style-name="P1"><text:span text:style-name="T180">Create classes for WeatherStation, Forecast, and WeatherData. Implement features for collecting weather data from multiple stations, generating forecasts, and presenting historical weather trends.</text:span></text:p>
      <text:p text:style-name="P1"><text:span text:style-name="T181"/></text:p>
      <text:p text:style-name="P1"><text:span text:style-name="T182">90)Online Auction System:</text:span></text:p>
      <text:p text:style-name="P1"><text:span text:style-name="T182">Design classes for Auction, Item, and Bidder. Implement features for creating auctions, bidding on items, and managing the auction process.</text:span></text:p>
      <text:p text:style-name="P1"><text:span text:style-name="T183"/></text:p>
      <text:p text:style-name="P1"><text:span text:style-name="T184">91)Library Management System:</text:span></text:p>
      <text:p text:style-name="P1"><text:span text:style-name="T184">Design classes for Library, Book, Author, and Member. Implement features for borrowing and returning books, managing due dates, and tracking member activity.</text:span></text:p>
      <text:p text:style-name="P1"><text:span text:style-name="T185"/></text:p>
      <text:p text:style-name="P1"><text:span text:style-name="T186">92)Tournament Bracket System:</text:span></text:p>
      <text:p text:style-name="P1"><text:span text:style-name="T186">Create classes for Tournament, Team, and Match. Implement a system for organizing and conducting tournaments, updating match results, and determining winners.</text:span></text:p>
      <text:p text:style-name="P1"><text:span text:style-name="T187"/></text:p>
      <text:p text:style-name="P1"><text:span text:style-name="T188">93)Online Banking System:</text:span></text:p>
      <text:p text:style-name="P1"><text:span text:style-name="T188">Design classes for Bank, Account, Transaction, and Customer. Implement features for transferring money, checking account balances, and viewing transaction history.</text:span></text:p>
      <text:p text:style-name="P1"><text:span text:style-name="T189"/></text:p>
      <text:p text:style-name="P1"><text:span text:style-name="T190">94)Travel Planning Application:</text:span></text:p>
      <text:p text:style-name="P1"><text:span text:style-name="T190">Create classes for Destination, Itinerary, and Traveler. Implement features for planning trips, selecting destinations, and generating travel itineraries.</text:span></text:p>
      <text:p text:style-name="P1"><text:span text:style-name="T191"/></text:p>
      <text:p text:style-name="P1"><text:span text:style-name="T192">95)Virtual Pet Simulation:</text:span></text:p>
      <text:p text:style-name="P1"><text:span text:style-name="T192">Design classes for Pet, Food, and Owner. Implement features for feeding, playing, and taking care of a virtual pet. Include a system for tracking the pet's health and happiness.</text:span></text:p>
      <text:p text:style-name="P1"><text:span text:style-name="T193"/></text:p>
      <text:p text:style-name="P1"><text:span text:style-name="T194">96)Inventory Management System:</text:span></text:p>
      <text:p text:style-name="P1"><text:span text:style-name="T194">Create classes for Product, Category, and Warehouse. Implement features for adding and removing products, managing stock levels, and generating inventory reports.</text:span></text:p>
      <text:p text:style-name="P1"><text:span text:style-name="T195"/></text:p>
      <text:p text:style-name="P1"><text:span text:style-name="T196">97)Chat Application:</text:span></text:p>
      <text:p text:style-name="P1"><text:span text:style-name="T196">Design classes for User, ChatRoom, and Message. Implement features for users to join chat rooms, send messages, and view message history.</text:span></text:p>
      <text:p text:style-name="P1"><text:span text:style-name="T197"/></text:p>
      <text:p text:style-name="P1"><text:span text:style-name="T198">98)Automated Testing Framework:</text:span></text:p>
      <text:p text:style-name="P1"><text:span text:style-name="T198">Create classes for TestCase, TestSuite, and TestRunner. Implement a simple automated testing framework that allows the execution of test cases and reporting of results.</text:span></text:p>
      <text:p text:style-name="P1"><text:span text:style-name="T199"/></text:p>
      <text:p text:style-name="P1"><text:span text:style-name="T200">99)Online Learning Platform:</text:span></text:p>
      <text:p text:style-name="P1"><text:span text:style-name="T200">Design classes for Course, Student, and Instructor. Implement features for enrolling in courses, completing assignments, and tracking student progress.</text:span></text:p>
      <text:p text:style-name="P1"><text:span text:style-name="T201"/></text:p>
      <text:p text:style-name="P1"><text:span text:style-name="T202">100)Employee Payroll System:</text:span></text:p>
      <text:p text:style-name="P1"><text:span text:style-name="T202">Create classes for Employee, Payroll, and Salary. Implement features for calculating salaries, managing payroll information, and generating pay stubs.</text:span></text:p>
      <text:p text:style-name="P1"><text:span text:style-name="T203"/></text:p>
      <text:p text:style-name="P1"><text:span text:style-name="T203"/></text:p>
      <text:p text:style-name="P1"><text:span text:style-name="T203"/></text:p>
      <text:p text:style-name="P1"><text:span text:style-name="T20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